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Cantarell" officeooo:rsid="000de725" officeooo:paragraph-rsid="000de725"/>
    </style:style>
    <style:style style:name="P2" style:family="paragraph" style:parent-style-name="Standard">
      <style:text-properties style:font-name="Cantarell" officeooo:rsid="00134c1d" officeooo:paragraph-rsid="00134c1d"/>
    </style:style>
    <style:style style:name="P3" style:family="paragraph" style:parent-style-name="Standard">
      <style:text-properties style:font-name="Cantarell" officeooo:rsid="0014062b" officeooo:paragraph-rsid="0014062b"/>
    </style:style>
    <style:style style:name="T1" style:family="text">
      <style:text-properties officeooo:rsid="00106040"/>
    </style:style>
    <style:style style:name="T2" style:family="text">
      <style:text-properties officeooo:rsid="00123577"/>
    </style:style>
    <style:style style:name="T3" style:family="text">
      <style:text-properties officeooo:rsid="00129572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.52/53 ex.3</text:p>
      <text:p text:style-name="P1"/>
      <text:p text:style-name="P1">1. The Media Ad Spending has decreased by <text:span text:style-name="T1">0.7</text:span>% from the year 2012 to 2013.</text:p>
      <text:p text:style-name="P1"/>
      <text:p text:style-name="P1">2. The biggest percentage change was from 2011 to 2012 by <text:span text:style-name="T2">1</text:span>.<text:span text:style-name="T2">4</text:span>% and the smallest change was from 201<text:span text:style-name="T2">3</text:span> to 201<text:span text:style-name="T2">4</text:span> by <text:span text:style-name="T2">0.3</text:span>%.</text:p>
      <text:p text:style-name="P1"/>
      <text:p text:style-name="P1">3. The media ad spending <text:span text:style-name="T3">has </text:span>increased by 1% <text:span text:style-name="T2">(2011 to 2014)</text:span></text:p>
      <text:p text:style-name="P1"/>
      <text:p text:style-name="P1"/>
      <text:p text:style-name="P1"/>
      <text:p text:style-name="P2"><text:span text:style-name="T4">Bar Chart Enginnering</text:span> </text:p>
      <text:p text:style-name="P2"/>
      <text:p text:style-name="P2">In comparison to 2002 and 2012, more men have studied engineering in 1992.</text:p>
      <text:p text:style-name="P2">The number of women who study engineering increased from 1992 to 2012.</text:p>
      <text:p text:style-name="P2">In 2002 and 2012, the number of men who study engineering is equal.</text:p>
      <text:p text:style-name="P2"/>
      <text:p text:style-name="P2"/>
      <text:p text:style-name="P2"/>
      <text:p text:style-name="P3">p.53 ex 5<text:line-break/></text:p>
      <text:p text:style-name="P3">Should there be more restrictions on advertising?</text:p>
      <text:p text:style-name="P3"/>
      <text:p text:style-name="P3">In my opinion, there should be more restrictions on advertising, especially on advertisments for children and younger people who can’t handle with ad’s.</text:p>
      <text:p text:style-name="P3">Firstly, advertising is not good, because they try to sell us things, we don’t need, (why do they have to make advertising?) especially for children it’s brain wash. Secondly; they don’t know how to spend their money and ask their parents if they can buy it. </text:p>
      <text:p text:style-name="P3">Another point is that these children are the new generation and when they are so damaged by advertisments it’s not good for the futur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ans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1:36:54.645492981</meta:creation-date>
    <dc:date>2023-05-15T12:39:51.806330303</dc:date>
    <meta:editing-duration>PT1H2M56S</meta:editing-duration>
    <meta:editing-cycles>6</meta:editing-cycles>
    <meta:generator>LibreOffice/7.5.3.2$Linux_X86_64 LibreOffice_project/50$Build-2</meta:generator>
    <meta:document-statistic meta:table-count="0" meta:image-count="0" meta:object-count="0" meta:page-count="1" meta:paragraph-count="13" meta:word-count="196" meta:character-count="1100" meta:non-whitespace-character-count="914"/>
  </office:meta>
</office:document-meta>
</file>